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fo:font-style="normal" style:text-underline-style="none"/>
    </style:style>
    <style:style style:name="P2" style:family="paragraph">
      <style:paragraph-properties fo:text-align="start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datasource="test3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Text Box 1" form:control-implementation="ooo:com.sun.star.form.component.TextField" xml:id="control1" form:id="control1" form:data-field="bemerkung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listbox form:name="List Box 1" form:control-implementation="ooo:com.sun.star.form.component.ListBox" xml:id="control2" form:id="control2" form:size="20" form:data-field="konto_id" form:bound-column="1" form:list-source-type="sql" form:list-source="SELECT &quot;nr&quot;, &quot;id&quot; FROM &quot;av_geschaeftskontrolle&quot;.&quot;konto&quot;">
            <form:properties>
              <form:property form:property-name="DefaultControl" office:value-type="string" office:string-value="com.sun.star.form.control.ListBox"/>
              <form:list-property form:property-name="DefaultSelection" office:value-type="float"/>
              <form:property form:property-name="MouseWheelBehavior" office:value-type="float" office:value="0"/>
            </form:properties>
          </form:listbox>
          <form:text form:name="Text Box 2" form:control-implementation="ooo:com.sun.star.form.component.TextField" xml:id="control3" form:id="control3" form:data-field="jah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3" form:control-implementation="ooo:com.sun.star.form.component.TextField" xml:id="control4" form:id="control4" form:data-field="budget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 Field 1" form:control-implementation="ooo:com.sun.star.form.component.FixedText" xml:id="control5" form:id="control5" form:label="Budge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5441in" svg:height="0.6567in" svg:x="0.1965in" svg:y="1.9028in" draw:control="control1"/><draw:control text:anchor-type="paragraph" draw:z-index="1" draw:style-name="gr1" draw:text-style-name="P2" svg:width="2.8224in" svg:height="0.263in" svg:x="0.1957in" svg:y="2.7555in" draw:control="control2"/><draw:control text:anchor-type="paragraph" draw:z-index="2" draw:style-name="gr1" draw:text-style-name="P1" svg:width="3.1504in" svg:height="0.7217in" svg:x="0.1965in" svg:y="0.9839in" draw:control="control3"/><draw:control text:anchor-type="paragraph" draw:z-index="3" draw:style-name="gr1" draw:text-style-name="P1" svg:width="2.6906in" svg:height="0.5913in" svg:x="0.1965in" svg:y="0.1965in" draw:control="control4"/><draw:control text:anchor-type="paragraph" draw:z-index="4" draw:style-name="gr2" draw:text-style-name="P2" svg:width="0.9189in" svg:height="0.3941in" svg:x="3.1492in" svg:y="0.328in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6:17:58.162552093</meta:creation-date>
    <dc:date>2013-12-03T17:49:16.578101306</dc:date>
    <meta:editing-duration>PT6M53S</meta:editing-duration>
    <meta:editing-cycles>18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